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DejaVu Sans Mono" svg:font-family="'DejaVu Sans Mono', monospace"/>
    <style:font-face style:name="DejaVu Serif" svg:font-family="'DejaVu Serif', Georgia, 'Times New Roman', Times, 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variant="normal" fo:text-transform="none" fo:color="#474747" style:font-name="DejaVu Serif" fo:font-size="10.5pt" fo:letter-spacing="normal" fo:font-style="normal"/>
    </style:style>
    <style:style style:name="T2" style:family="text">
      <style:text-properties fo:font-variant="normal" fo:text-transform="none" fo:color="#474747" style:font-name="DejaVu Serif" fo:font-size="10.5pt" fo:letter-spacing="normal" fo:font-style="normal" fo:font-weight="normal"/>
    </style:style>
    <style:style style:name="T3" style:family="text">
      <style:text-properties fo:font-variant="normal" fo:text-transform="none" fo:color="#474747" style:font-name="DejaVu Sans Mono" fo:font-size="10.5pt" fo:letter-spacing="normal" fo:font-style="normal" fo:font-weight="normal"/>
    </style:style>
    <style:style style:name="T4" style:family="text">
      <style:text-properties fo:font-variant="normal" fo:text-transform="none" fo:color="#474747" fo:letter-spacing="normal"/>
    </style:style>
    <style:style style:name="T5" style:family="text">
      <style:text-properties fo:font-variant="normal" fo:text-transform="none" fo:color="#4a6782" style:text-line-through-style="none" style:font-name="DejaVu Serif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a6782" style:text-line-through-style="none" style:font-name="DejaVu Sans Mono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7994529041056836180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898777912662213125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3402008986393892062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  <text:list-item>
          <text:p text:style-name="P3">Exception</text:p>
          <text:list>
            <text:list-item>
              <text:list>
                <text:list-item>
                  <text:p text:style-name="P3">problem internal to your program</text:p>
                </text:list-item>
                <text:list-item>
                  <text:p text:style-name="P3">recoverable</text:p>
                </text:list-item>
              </text:list>
            </text:list-item>
            <text:list-item>
              <text:p text:style-name="P3">Unchecked or Runtime Exceptions</text:p>
              <text:list>
                <text:list-item>
                  <text:p text:style-name="P3">should not be caught</text:p>
                  <text:list>
                    <text:list-item>
                      <text:p text:style-name="P3">ex: IndexOutOfBounds</text:p>
                    </text:list-item>
                    <text:list-item>
                      <text:p text:style-name="P3">Null Pointer</text:p>
                    </text:list-item>
                  </text:list>
                </text:list-item>
                <text:list-item>
                  <text:p text:style-name="P3">Refactor your code instead</text:p>
                </text:list-item>
              </text:list>
            </text:list-item>
            <text:list-item>
              <text:p text:style-name="P3">Checked or Compiletime Exceptions</text:p>
              <text:list>
                <text:list-item>
                  <text:p text:style-name="P3">should be caught</text:p>
                  <text:list>
                    <text:list-item>
                      <text:p text:style-name="P3">eg:IOException</text:p>
                    </text:list-item>
                  </text:list>
                </text:list-item>
              </text:list>
            </text:list-item>
            <text:list-item>
              <text:p text:style-name="P3">How to handle or 'catch' exceptions</text:p>
              <text:list>
                <text:list-item>
                  <text:p text:style-name="P3">Ducking → “throws”</text:p>
                  <text:list>
                    <text:list-item>
                      <text:p text:style-name="P3">passes exceptions up the hierarchy </text:p>
                    </text:list-item>
                  </text:list>
                </text:list-item>
                <text:list-item>
                  <text:p text:style-name="P3">Try/Catch Block</text:p>
                  <text:list>
                    <text:list-item>
                      <text:p text:style-name="P3"><text:soft-page-break/>starts with a 'try' code block and ends with a 'catch' block</text:p>
                    </text:list-item>
                    <text:list-item>
                      <text:p text:style-name="P3">'finally' options runs no matter wh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Error</text:p>
          <text:list>
            <text:list-item>
              <text:list>
                <text:list-item>
                  <text:p text:style-name="P3">problem external to your program</text:p>
                </text:list-item>
                <text:list-item>
                  <text:p text:style-name="P3">fatal</text:p>
                </text:list-item>
              </text:list>
            </text:list-item>
          </text:list>
        </text:list-item>
        <text:list-item>
          <text:p text:style-name="P3">Final</text:p>
          <text:list>
            <text:list-item>
              <text:p text:style-name="P3">see final keyword earlier</text:p>
            </text:list-item>
          </text:list>
        </text:list-item>
        <text:list-item>
          <text:p text:style-name="P3">Finally</text:p>
          <text:list>
            <text:list-item>
              <text:p text:style-name="P3">option to run no matter what before terminating</text:p>
            </text:list-item>
          </text:list>
        </text:list-item>
        <text:list-item>
          <text:p text:style-name="P3">Finalized</text:p>
          <text:list>
            <text:list-item>
              <text:p text:style-name="P3">used with garbage collection</text:p>
            </text:list-item>
          </text:list>
        </text:list-item>
        <text:list-item>
          <text:p text:style-name="P3">Array </text:p>
          <text:list>
            <text:list-item>
              <text:list>
                <text:list-item>
                  <text:p text:style-name="P3">collection of elements of the same data type with a fixed size</text:p>
                  <text:list>
                    <text:list-item>
                      <text:p text:style-name="P3">Collection API </text:p>
                      <text:list>
                        <text:list-item>
                          <text:p text:style-name="P3">collection of data structure that all inherit from Itera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Iterable</text:p>
          <text:list>
            <text:list-item>
              <text:p text:style-name="P3">Collection_i</text:p>
              <text:list>
                <text:list-item>
                  <text:p text:style-name="P3">set_i</text:p>
                  <text:list>
                    <text:list-item>
                      <text:p text:style-name="P3">sorted set_i</text:p>
                      <text:list>
                        <text:list-item>
                          <text:list>
                            <text:list-item>
                              <text:p text:style-name="P3"><text:span text:style-name="T2">All general-purpose sorted set implementation classes should provide four "standard" constructors: 1) A void (no arguments) constructor, which creates an empty sorted set sorted according to the natural ordering of its elements. 2) A constructor with a single argument of type </text:span><text:span text:style-name="Teletype"><text:span text:style-name="T3">Comparator</text:span></text:span><text:span text:style-name="T2">, which creates an empty sorted set sorted according to the specified comparator. 3) A constructor with a single argument of type </text:span><text:span text:style-name="Teletype"><text:span text:style-name="T3">Collection</text:span></text:span><text:span text:style-name="T2">, which creates a new sorted set with the same elements as its argument, sorted according to the natural ordering of the elements. 4) A constructor with a single argument of type </text:span><text:span text:style-name="Teletype"><text:span text:style-name="T3">SortedSet</text:span></text:span><text:span text:style-name="T2">, which creates a new sorted set with the same elements and the same ordering as the input sorted set. There is no way to enforce this recommendation, as interfaces cannot contain constructors.</text:span> (courtesy of Java 8 oracle docs)</text:p>
                            </text:list-item>
                            <text:list-item>
                              <text:p text:style-name="P3">must be consistent with equals </text:p>
                            </text:list-item>
                            <text:list-item>
                              <text:p text:style-name="P3">elements must be comparable</text:p>
                            </text:list-item>
                            <text:list-item>
                              <text:p text:style-name="P3">can have an open or closed range</text:p>
                            </text:list-item>
                          </text:list>
                        </text:list-item>
                        <text:list-item>
                          <text:p text:style-name="P3">tree set_c</text:p>
                          <text:list>
                            <text:list-item>
                              <text:p text:style-name="P3"><text:span text:style-name="Strong_20_Emphasis"><text:span text:style-name="T1">Note that this implementation is not synchronized.</text:span></text:span> </text:p>
                            </text:list-item>
                            <text:list-item>
                              <text:p text:style-name="P3"><text:span text:style-name="T2">The elements are ordered using their </text:span><text:a xlink:type="simple" xlink:href="https://docs.oracle.com/javase/8/docs/api/java/lang/Comparable.html" text:style-name="Internet_20_link" text:visited-style-name="Visited_20_Internet_20_Link"><text:span text:style-name="T5">natural ordering</text:span></text:a><text:span text:style-name="T2">, or by a </text:span><text:a xlink:type="simple" xlink:href="https://docs.oracle.com/javase/8/docs/api/java/util/Comparator.html" text:style-name="Internet_20_link" text:visited-style-name="Visited_20_Internet_20_Link"><text:span text:style-name="Source_20_Text"><text:span text:style-name="T6">Comparator</text:span></text:span></text:a><text:span text:style-name="T4"> </text:span><text:span text:style-name="T2">provided at set creation time, depending on which constructor is used.</text:span> (courtesy of oracle java 8 docs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hash set_c</text:p>
                      <text:list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  <text:list-item>
                  <text:p text:style-name="P3">list_i</text:p>
                  <text:list>
                    <text:list-item>
                      <text:p text:style-name="P3">linked list_c</text:p>
                    </text:list-item>
                    <text:list-item>
                      <text:p text:style-name="P3">array list_c</text:p>
                    </text:list-item>
                    <text:list-item>
                      <text:p text:style-name="P3">vector_c</text:p>
                    </text:list-item>
                  </text:list>
                </text:list-item>
                <text:list-item>
                  <text:p text:style-name="P3">que_i</text:p>
                  <text:list>
                    <text:list-item>
                      <text:p text:style-name="P3"><text:soft-page-break/>deque_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Map_i</text:p>
          <text:list>
            <text:list-item>
              <text:list>
                <text:list-item>
                  <text:p text:style-name="P3">determined by key/value pair</text:p>
                </text:list-item>
                <text:list-item>
                  <text:p text:style-name="P3">not iterable</text:p>
                </text:list-item>
              </text:list>
            </text:list-item>
            <text:list-item>
              <text:p text:style-name="P3">Hashtable_c</text:p>
            </text:list-item>
            <text:list-item>
              <text:p text:style-name="P3">Hashmap_c</text:p>
            </text:list-item>
            <text:list-item>
              <text:p text:style-name="P3">Treemap_c</text:p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DejaVu Sans Mono" svg:font-family="'DejaVu Sans Mono', monospace"/>
    <style:font-face style:name="DejaVu Serif" svg:font-family="'DejaVu Serif', Georgia, 'Times New Roman', Times, 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6:25:03.06</dc:date>
    <meta:editing-duration>PT10H1M36S</meta:editing-duration>
    <meta:editing-cycles>29</meta:editing-cycles>
    <meta:generator>OpenOffice/4.1.3$Win32 OpenOffice.org_project/413m1$Build-9783</meta:generator>
    <meta:document-statistic meta:table-count="2" meta:image-count="0" meta:object-count="0" meta:page-count="6" meta:paragraph-count="242" meta:word-count="1141" meta:character-count="6084"/>
  </office:meta>
</office:document-meta>
</file>